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5.8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39cm" fo:min-width="5.85cm"/>
    </style:style>
    <style:style style:name="gr9" style:family="graphic" style:parent-style-name="objectwithoutfill">
      <style:graphic-properties draw:fill="solid" draw:fill-color="#ffffff" draw:textarea-vertical-align="middle"/>
    </style:style>
    <style:style style:name="gr10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7cm"/>
      <style:paragraph-properties style:writing-mode="tb-rl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712cm"/>
      <style:paragraph-properties style:writing-mode="tb-rl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0.788cm"/>
    </style:style>
    <style:style style:name="gr18" style:family="graphic" style:parent-style-name="objectwithoutfill">
      <style:graphic-properties draw:marker-start="Arrow" draw:fill="solid" draw:fill-color="#ffffff" draw:textarea-vertical-align="middl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639cm" fo:min-width="4.072cm"/>
    </style:style>
    <style:style style:name="gr20" style:family="graphic" style:parent-style-name="standard">
      <style:graphic-properties draw:stroke="none" svg:stroke-color="#000000" draw:fill="none" draw:fill-color="#ffffff" fo:min-height="1.528cm"/>
    </style:style>
    <style:style style:name="gr21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19.816cm" fo:min-width="18.296cm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338cm" fo:min-width="18.2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2.667cm" svg:height="0.962cm" svg:x="5.726cm" svg:y="3.032cm">
          <draw:text-box>
            <text:p text:style-name="P1">Budget</text:p>
          </draw:text-box>
        </draw:frame>
        <draw:frame draw:style-name="gr2" draw:text-style-name="P2" xml:id="id2" draw:id="id2" draw:layer="layout" svg:width="4.699cm" svg:height="1.673cm" svg:x="11.822cm" svg:y="2.651cm">
          <draw:text-box>
            <text:p text:style-name="P1"># of weights</text:p>
            <text:p text:style-name="P1">(history length)</text:p>
          </draw:text-box>
        </draw:frame>
        <draw:connector draw:style-name="gr3" draw:text-style-name="P3" draw:layer="layout" draw:type="line" svg:x1="8.393cm" svg:y1="3.513cm" svg:x2="11.822cm" svg:y2="3.487cm" draw:start-shape="id1" draw:start-glue-point="1" draw:end-shape="id2" draw:end-glue-point="3" svg:d="M8393 3513l3429-26" svg:viewBox="0 0 3430 27">
          <text:p/>
        </draw:connector>
        <draw:line draw:style-name="gr4" draw:text-style-name="P3" draw:layer="layout" svg:x1="10.044cm" svg:y1="3.54cm" svg:x2="10.044cm" svg:y2="5.953cm">
          <text:p/>
        </draw:line>
        <draw:frame draw:style-name="gr5" draw:text-style-name="P2" draw:layer="layout" svg:width="8.636cm" svg:height="1.673cm" svg:x="5.853cm" svg:y="6.185cm">
          <draw:text-box>
            <text:p text:style-name="P1"># of perceptrons (assuming each weight is 8bit signed)</text:p>
          </draw:text-box>
        </draw:frame>
        <draw:frame draw:style-name="gr6" draw:text-style-name="P2" xml:id="id3" draw:id="id3" draw:layer="layout" svg:width="4.699cm" svg:height="1.905cm" svg:x="1.154cm" svg:y="9.509cm">
          <draw:text-box>
            <text:p text:style-name="P1">Branch Address</text:p>
          </draw:text-box>
        </draw:frame>
        <draw:custom-shape draw:style-name="gr7" draw:text-style-name="P4" xml:id="id6" draw:id="id6" draw:layer="layout" svg:width="6.35cm" svg:height="0.889cm" svg:x="6.361cm" svg:y="18.78cm">
          <text:p text:style-name="P1">Selected P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6.35cm" svg:height="0.889cm" svg:x="6.361cm" svg:y="20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" draw:id="id5" draw:layer="layout" svg:width="6.35cm" svg:height="0.889cm" svg:x="6.361cm" svg:y="2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35cm" svg:height="0.889cm" svg:x="6.36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35cm" svg:height="0.889cm" svg:x="6.361cm" svg:y="24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35cm" svg:height="0.889cm" svg:x="6.361cm" svg:y="2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xml:id="id4" draw:id="id4" draw:layer="layout" draw:type="lines" svg:x1="3.503cm" svg:y1="11.414cm" svg:x2="3.468cm" svg:y2="22.382cm" draw:start-shape="id3" draw:start-glue-point="2" svg:d="M3503 11414v500l-35 10468" svg:viewBox="0 0 36 10969">
          <text:p/>
        </draw:connector>
        <draw:connector draw:style-name="gr10" draw:text-style-name="P5" draw:layer="layout" draw:type="line" svg:x1="3.468cm" svg:y1="22.382cm" svg:x2="6.361cm" svg:y2="22.145cm" draw:start-shape="id4" draw:start-glue-point="3" draw:end-shape="id5" draw:end-glue-point="3" svg:d="M3468 22382l2893-237" svg:viewBox="0 0 2894 238">
          <text:p/>
        </draw:connector>
        <draw:frame draw:style-name="gr11" draw:text-style-name="P6" draw:layer="layout" svg:width="1.27cm" svg:height="7.239cm" svg:x="1.916cm" svg:y="13.573cm">
          <draw:text-box>
            <text:p>% with # of perceptrons</text:p>
          </draw:text-box>
        </draw:frame>
        <draw:frame draw:style-name="gr12" draw:text-style-name="P6" draw:layer="layout" svg:width="1.212cm" svg:height="6.096cm" svg:x="13.023cm" svg:y="20.558cm">
          <draw:text-box>
            <text:p>Table of Perceptrons</text:p>
          </draw:text-box>
        </draw:frame>
        <draw:custom-shape draw:style-name="gr13" draw:text-style-name="P4" xml:id="id7" draw:id="id7" draw:layer="layout" svg:width="1.905cm" svg:height="1.905cm" svg:x="6.234cm" svg:y="13.7cm">
          <text:p text:style-name="P1">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2" xml:id="id8" draw:id="id8" draw:layer="layout" svg:width="2.54cm" svg:height="1.27cm" svg:x="8.266cm" svg:y="9.509cm">
          <draw:text-box>
            <text:p text:style-name="P1">GHR</text:p>
          </draw:text-box>
        </draw:frame>
        <draw:connector draw:style-name="gr15" draw:text-style-name="P5" draw:layer="layout" draw:type="line" svg:x1="9.536cm" svg:y1="18.78cm" svg:x2="7.187cm" svg:y2="15.605cm" draw:start-shape="id6" draw:start-glue-point="0" draw:end-shape="id7" draw:end-glue-point="8" svg:d="M9536 18780l-2349-3175" svg:viewBox="0 0 2350 3176">
          <text:p text:style-name="P1">Weights &amp; Bias</text:p>
        </draw:connector>
        <draw:connector draw:style-name="gr10" draw:text-style-name="P5" draw:layer="layout" draw:type="line" svg:x1="9.536cm" svg:y1="10.779cm" svg:x2="7.187cm" svg:y2="13.7cm" draw:start-shape="id8" draw:start-glue-point="2" draw:end-shape="id7" draw:end-glue-point="4" svg:d="M9536 10779l-2349 2921" svg:viewBox="0 0 2350 2922">
          <text:p/>
        </draw:connector>
        <draw:frame draw:style-name="gr16" draw:text-style-name="P6" xml:id="id9" draw:id="id9" draw:layer="layout" svg:width="2.667cm" svg:height="0.962cm" svg:x="10.806cm" svg:y="15.605cm">
          <draw:text-box>
            <text:p>Predict</text:p>
          </draw:text-box>
        </draw:frame>
        <draw:connector draw:style-name="gr15" draw:text-style-name="P7" draw:layer="layout" draw:type="line" svg:x1="8.139cm" svg:y1="14.653cm" svg:x2="10.806cm" svg:y2="16.086cm" draw:start-shape="id7" draw:start-glue-point="10" draw:end-shape="id9" draw:end-glue-point="3" svg:d="M8139 14653l2667 1433" svg:viewBox="0 0 2668 1434">
          <text:p text:style-name="P1"><text:span text:style-name="T1">&lt; 0 ? 0 : 1</text:span></text:p>
        </draw:connector>
        <draw:frame draw:style-name="gr17" draw:text-style-name="P6" xml:id="id11" draw:id="id11" draw:layer="layout" svg:width="2.889cm" svg:height="1.038cm" svg:x="13.727cm" svg:y="11.772cm">
          <draw:text-box>
            <text:p>Training</text:p>
          </draw:text-box>
        </draw:frame>
        <draw:connector draw:style-name="gr10" draw:text-style-name="P5" draw:layer="layout" draw:type="line" svg:x1="9.536cm" svg:y1="20.812cm" svg:x2="9.536cm" svg:y2="19.669cm" draw:start-shape="id10" draw:start-glue-point="0" draw:end-shape="id6" draw:end-glue-point="2" svg:d="M9536 20812v-1143" svg:viewBox="0 0 1 1144">
          <text:p/>
        </draw:connector>
        <draw:connector draw:style-name="gr10" draw:text-style-name="P5" draw:layer="layout" draw:type="line" svg:x1="8.139cm" svg:y1="14.653cm" svg:x2="13.727cm" svg:y2="12.291cm" draw:start-shape="id7" draw:start-glue-point="10" draw:end-shape="id11" draw:end-glue-point="3" svg:d="M8139 14653l5588-2362" svg:viewBox="0 0 5589 2363">
          <text:p/>
        </draw:connector>
        <draw:path draw:style-name="gr18" draw:text-style-name="P5" xml:id="id12" draw:id="id12" draw:layer="layout" svg:width="2.103cm" svg:height="2.667cm" svg:x="14.925cm" svg:y="11.032cm" svg:viewBox="0 0 2104 2668" svg:d="M0 729c80-372 405-670 765-689 306-15 674-150 908 180 203 288 411 606 425 988 15 371 21 786-199 1077-207 274-585 450-935 359-329-85-713-180-879-539-19-60-38-119-57-179">
          <text:p/>
        </draw:path>
        <draw:custom-shape draw:style-name="gr19" draw:text-style-name="P4" draw:layer="layout" svg:width="4.572cm" svg:height="0.889cm" svg:x="14.362cm" svg:y="9.889cm">
          <text:p text:style-name="P1">If wrong predict &amp; </text:p>
          <text:p text:style-name="P1">y &lt; training limi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15.977cm" svg:y1="13.7cm" svg:x2="16.902cm" svg:y2="13.445cm" draw:start-shape="id12" draw:start-glue-point="2" svg:d="M15977 13700l925-255" svg:viewBox="0 0 926 256">
          <text:p/>
        </draw:connector>
        <draw:frame draw:style-name="gr20" draw:text-style-name="P6" draw:layer="layout" svg:width="5.08cm" svg:height="1.778cm" svg:x="14.489cm" svg:y="13.192cm">
          <draw:text-box>
            <text:p>Update weights and bias</text:p>
          </draw:text-box>
        </draw:frame>
        <draw:polygon draw:style-name="gr21" draw:text-style-name="P2" draw:layer="layout" svg:width="18.795cm" svg:height="17.398cm" svg:x="1.408cm" svg:y="9.255cm" svg:viewBox="0 0 18796 17399" draw:points="0,17399 0,0 18796,0 18796,17399">
          <text:p/>
        </draw:polygon>
        <draw:frame draw:style-name="gr22" draw:text-style-name="P2" draw:layer="layout" svg:width="13.97cm" svg:height="0.962cm" svg:x="3.694cm" svg:y="8.32cm">
          <draw:text-box>
            <text:p text:style-name="P1">Perceptron Predictor Block Diagram</text:p>
          </draw:text-box>
        </draw:frame>
        <draw:custom-shape draw:style-name="gr23" draw:text-style-name="P2" draw:layer="layout" svg:width="18.796cm" svg:height="5.588cm" draw:transform="skewX (0.00296705972839036) translate (1.425cm 2.524cm)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13.97cm" svg:height="0.962cm" svg:x="3.567cm" svg:y="1.435cm">
          <draw:text-box>
            <text:p text:style-name="P1">Initializations of Perceptron Predi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01:09:17.704849467</meta:creation-date>
    <dc:date>2019-10-24T02:04:05.710554794</dc:date>
    <meta:editing-duration>PT3M14S</meta:editing-duration>
    <meta:editing-cycles>1</meta:editing-cycles>
    <meta:document-statistic meta:object-count="33"/>
    <meta:generator>LibreOffice/6.2.5.2$Linux_X86_64 LibreOffice_project/20$Build-2</meta:generator>
  </office:meta>
</office:document-meta>
</file>